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ubtitle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P7" style:family="paragraph" style:parent-style-name="Heading_20_1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P11" style:family="paragraph" style:parent-style-name="Standard">
      <style:paragraph-properties fo:break-before="auto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text-indent="0cm" fo:margin-left="0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Heading_20_2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text-indent="0cm" fo:margin-left="0cm" style:writing-mode="lr-tb"/>
    </style:style>
    <style:style style:name="T20_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2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3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4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5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6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7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8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9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0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1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2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0_13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P21" style:family="paragraph" style:parent-style-name="Standard">
      <style:paragraph-properties fo:break-before="auto" fo:text-indent="0cm" fo:margin-left="0cm" style:writing-mode="lr-tb"/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P22" style:family="paragraph" style:parent-style-name="Standard">
      <style:paragraph-properties fo:break-before="auto" fo:text-indent="0cm" fo:margin-left="0cm" style:writing-mode="lr-tb"/>
    </style:style>
    <style:style style:name="T22_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1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2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3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4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5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6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7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7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8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89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0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1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2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3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4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5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T22_96" style:family="text">
      <style:text-properties fo:background-color="#ffffff" fo:color="#333333" style:font-name="Georgia" fo:font-size="12pt" style:font-name-asian="Georgia" style:font-size-asian="12pt" style:font-name-complex="Georgia" style:font-size-complex="12pt"/>
    </style:style>
    <style:style style:name="P23" style:family="paragraph" style:parent-style-name="Standard">
      <style:paragraph-properties fo:break-before="auto" fo:text-indent="0cm" fo:margin-left="0cm" style:writing-mode="lr-tb"/>
    </style:style>
    <style:style style:name="P24" style:family="paragraph" style:parent-style-name="Standard">
      <style:paragraph-properties fo:break-before="auto" fo:text-indent="0cm" fo:margin-left="0cm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margin-left="0cm" style:writing-mode="lr-tb"/>
    </style:style>
  </office:automatic-styles>
  <office:body>
    <office:text>
      <text:p text:style-name="P1"><text:bookmark-start text:name="h.n6qakbp78l2t"/><text:bookmark-end text:name="h.n6qakbp78l2t"/><text:span text:style-name="T1_1">A</text:span><text:span text:style-name="T1_2"><text:s/></text:span><text:span text:style-name="T1_3">highly</text:span><text:span text:style-name="T1_4"><text:s/></text:span><text:span text:style-name="T1_5">interesting</text:span><text:span text:style-name="T1_6"><text:s/></text:span><text:span text:style-name="T1_7">report</text:span></text:p>
      <text:p text:style-name="P2"><text:bookmark-start text:name="h.mu1cx1xius2j"/><text:bookmark-end text:name="h.mu1cx1xius2j"/><text:span text:style-name="T2_1">with</text:span><text:span text:style-name="T2_2"><text:s/></text:span><text:span text:style-name="T2_3">a</text:span><text:span text:style-name="T2_4"><text:s/></text:span><text:span text:style-name="T2_5">subtitle</text:span></text:p>
      <text:p text:style-name="P3"><text:span text:style-name="T3_1">author</text:span><text:span text:style-name="T3_2">:<text:s/></text:span><text:span text:style-name="T3_3">Joe</text:span><text:span text:style-name="T3_4"><text:s/></text:span><text:span text:style-name="T3_5">Reporter</text:span></text:p>
      <text:p text:style-name="P4"><text:span text:style-name="T4_1">version</text:span><text:span text:style-name="T4_2">:</text:span><text:span text:style-name="T4_3"><text:s/>1.0</text:span></text:p>
      <text:p text:style-name="P5"><text:span text:style-name="T5_1">date</text:span><text:span text:style-name="T5_2">:</text:span><text:span text:style-name="T5_3"><text:s/></text:span><text:span text:style-name="T5_4">today</text:span></text:p>
      <text:p text:style-name="P6"><text:span text:style-name="T6_1">abstract</text:span><text:span text:style-name="T6_2">:</text:span><text:span text:style-name="T6_3">The</text:span><text:span text:style-name="T6_4"><text:s/></text:span><text:span text:style-name="T6_5">chief</text:span><text:span text:style-name="T6_6"><text:s/></text:span><text:span text:style-name="T6_7">purpose</text:span><text:span text:style-name="T6_8"><text:s/></text:span><text:span text:style-name="T6_9">of</text:span><text:span text:style-name="T6_10"><text:s/></text:span><text:span text:style-name="T6_11">this</text:span><text:span text:style-name="T6_12"><text:s/></text:span><text:span text:style-name="T6_13">report</text:span><text:span text:style-name="T6_14"><text:s/></text:span><text:span text:style-name="T6_15">is</text:span><text:span text:style-name="T6_16"><text:s/></text:span><text:span text:style-name="T6_17">to</text:span><text:span text:style-name="T6_18"><text:s/></text:span><text:span text:style-name="T6_19">serve</text:span><text:span text:style-name="T6_20"><text:s/></text:span><text:span text:style-name="T6_21">as</text:span><text:span text:style-name="T6_22"><text:s/></text:span><text:span text:style-name="T6_23">a</text:span><text:span text:style-name="T6_24"><text:s/></text:span><text:span text:style-name="T6_25">test</text:span><text:span text:style-name="T6_26"><text:s/></text:span><text:span text:style-name="T6_27">document</text:span><text:span text:style-name="T6_28">.</text:span></text:p>
      <text:h text:style-name="P7" text:outline-level="10"><text:bookmark-start text:name="h.lemz94g27c6m"/><text:bookmark-end text:name="h.lemz94g27c6m"/><text:span text:style-name="T7_1">Bacom</text:span><text:span text:style-name="T7_2"><text:s/></text:span><text:span text:style-name="T7_3">ipsum</text:span></text:h>
      <text:p text:style-name="P8"><text:span text:style-name="T8_1">A</text:span><text:span text:style-name="T8_2"><text:s/></text:span><text:span text:style-name="T8_3">paragraph</text:span><text:span text:style-name="T8_4"><text:s/></text:span><text:span text:style-name="T8_5">of</text:span><text:span text:style-name="T8_6"><text:s/></text:span><text:span text:style-name="T8_7">text</text:span></text:p>
      <text:list text:style-name="LS1" xml:id="list0">
        <text:list-item>
          <text:p text:style-name="P9"><text:span text:style-name="T9_1">A</text:span><text:span text:style-name="T9_2"><text:s/></text:span><text:span text:style-name="T9_3">list</text:span></text:p>
          <text:list>
            <text:list-item>
              <text:p text:style-name="P10"><text:span text:style-name="T10_1">nested</text:span></text:p>
              <text:list>
                <text:list-item>
                  <text:p text:style-name="P11"><text:span text:style-name="T11_1">a</text:span><text:span text:style-name="T11_2"><text:s/></text:span><text:span text:style-name="T11_3">fair</text:span><text:span text:style-name="T11_4"><text:s/></text:span><text:span text:style-name="T11_5">bit</text:span></text:p>
                </text:list-item>
              </text:list>
            </text:list-item>
          </text:list>
        </text:list-item>
      </text:list>
      <text:p text:style-name="P12"><text:span text:style-name="T12_1">Another</text:span><text:span text:style-name="T12_2"><text:s/></text:span><text:span text:style-name="T12_3">pargraph</text:span></text:p>
      <text:list text:style-name="LS2" xml:id="list3">
        <text:list-item>
          <text:p text:style-name="P13"><text:span text:style-name="T13_1">with</text:span><text:span text:style-name="T13_2"><text:s/></text:span><text:span text:style-name="T13_3">fun</text:span><text:span text:style-name="T13_4"><text:s/></text:span></text:p>
        </text:list-item>
        <text:list-item>
          <text:p text:style-name="P14"><text:span text:style-name="T14_1">bullets</text:span></text:p>
          <text:list>
            <text:list-item>
              <text:p text:style-name="P15"><text:span text:style-name="T15_1">bacon</text:span><text:span text:style-name="T15_2"><text:s/></text:span><text:span text:style-name="T15_3">ipsum</text:span></text:p>
              <text:list>
                <text:list-item>
                  <text:p text:style-name="P16"><text:span text:style-name="T16_1">yummy</text:span><text:span text:style-name="T16_2">!</text:span></text:p>
                </text:list-item>
              </text:list>
            </text:list-item>
            <text:list-item>
              <text:p text:style-name="P17"><text:span text:style-name="T17_1">lorem</text:span><text:span text:style-name="T17_2"><text:s/></text:span><text:span text:style-name="T17_3">ipsum</text:span></text:p>
              <text:list>
                <text:list-item>
                  <text:p text:style-name="P18"><text:span text:style-name="T18_1">a</text:span><text:span text:style-name="T18_2"><text:s/></text:span><text:span text:style-name="T18_3">bit</text:span><text:span text:style-name="T18_4"><text:s/></text:span><text:span text:style-name="T18_5">outdated</text:span></text:p>
                </text:list-item>
              </text:list>
            </text:list-item>
          </text:list>
        </text:list-item>
      </text:list>
      <text:h text:style-name="P19" text:outline-level="10"><text:bookmark-start text:name="h.ekg4vov7tecx"/><text:bookmark-end text:name="h.ekg4vov7tecx"/><text:span text:style-name="T19_1">More</text:span><text:span text:style-name="T19_2"><text:s/></text:span><text:span text:style-name="T19_3">Ipsum</text:span><text:span text:style-name="T19_4"><text:s/></text:span><text:span text:style-name="T19_5">bacon</text:span><text:span text:style-name="T19_6"><text:s/></text:span></text:h>
      <text:p text:style-name="P20"><text:span text:style-name="T20_1">Cow</text:span><text:span text:style-name="T20_2"><text:s/></text:span><text:span text:style-name="T20_3">chicken</text:span><text:span text:style-name="T20_4"><text:s/></text:span><text:span text:style-name="T20_5">rump</text:span><text:span text:style-name="T20_6">,<text:s/></text:span><text:span text:style-name="T20_7">filet</text:span><text:span text:style-name="T20_8"><text:s/></text:span><text:span text:style-name="T20_9">mignon</text:span><text:span text:style-name="T20_10"><text:s/></text:span><text:span text:style-name="T20_11">pastrami</text:span><text:span text:style-name="T20_12"><text:s/></text:span><text:span text:style-name="T20_13">shankle</text:span><text:span text:style-name="T20_14"><text:s/></text:span><text:span text:style-name="T20_15">shank</text:span><text:span text:style-name="T20_16"><text:s/></text:span><text:span text:style-name="T20_17">shoulder</text:span><text:span text:style-name="T20_18"><text:s/></text:span><text:span text:style-name="T20_19">swine</text:span><text:span text:style-name="T20_20">.<text:s/></text:span><text:span text:style-name="T20_21">Flank</text:span><text:span text:style-name="T20_22"><text:s/></text:span><text:span text:style-name="T20_23">ball</text:span><text:span text:style-name="T20_24"><text:s/></text:span><text:span text:style-name="T20_25">tip</text:span><text:span text:style-name="T20_26"><text:s/></text:span><text:span text:style-name="T20_27">pancetta</text:span><text:span text:style-name="T20_28"><text:s/></text:span><text:span text:style-name="T20_29">boudin</text:span><text:span text:style-name="T20_30"><text:s/></text:span><text:span text:style-name="T20_31">pork</text:span><text:span text:style-name="T20_32"><text:s/></text:span><text:span text:style-name="T20_33">pork</text:span><text:span text:style-name="T20_34"><text:s/></text:span><text:span text:style-name="T20_35">belly</text:span><text:span text:style-name="T20_36"><text:s/></text:span><text:span text:style-name="T20_37">tenderloin</text:span><text:span text:style-name="T20_38"><text:s/></text:span><text:span text:style-name="T20_39">jowl</text:span><text:span text:style-name="T20_40"><text:s/></text:span><text:span text:style-name="T20_41">bresaola</text:span><text:span text:style-name="T20_42"><text:s/></text:span><text:span text:style-name="T20_43">turducken</text:span><text:span text:style-name="T20_44"><text:s/></text:span><text:span text:style-name="T20_45">ham</text:span><text:span text:style-name="T20_46"><text:s/></text:span><text:span text:style-name="T20_47">hock</text:span><text:span text:style-name="T20_48"><text:s/></text:span><text:span text:style-name="T20_49">rump</text:span><text:span text:style-name="T20_50"><text:s/></text:span><text:span text:style-name="T20_51">beef</text:span><text:span text:style-name="T20_52"><text:s/></text:span><text:span text:style-name="T20_53">ribs</text:span><text:span text:style-name="T20_54"><text:s/></text:span><text:span text:style-name="T20_55">beef</text:span><text:span text:style-name="T20_56"><text:s/></text:span><text:span text:style-name="T20_57">capicola</text:span><text:span text:style-name="T20_58">.<text:s/></text:span><text:span text:style-name="T20_59">Shankle</text:span><text:span text:style-name="T20_60"><text:s/></text:span><text:span text:style-name="T20_61">salami</text:span><text:span text:style-name="T20_62"><text:s/></text:span><text:span text:style-name="T20_63">corned</text:span><text:span text:style-name="T20_64"><text:s/></text:span><text:span text:style-name="T20_65">beef</text:span><text:span text:style-name="T20_66"><text:s/></text:span><text:span text:style-name="T20_67">brisket</text:span><text:span text:style-name="T20_68"><text:s/></text:span><text:span text:style-name="T20_69">filet</text:span><text:span text:style-name="T20_70"><text:s/></text:span><text:span text:style-name="T20_71">mignon</text:span><text:span text:style-name="T20_72">.<text:s/></text:span><text:span text:style-name="T20_73">Salami</text:span><text:span text:style-name="T20_74"><text:s/></text:span><text:span text:style-name="T20_75">pork</text:span><text:span text:style-name="T20_76"><text:s/></text:span><text:span text:style-name="T20_77">belly</text:span><text:span text:style-name="T20_78"><text:s/></text:span><text:span text:style-name="T20_79">cow</text:span><text:span text:style-name="T20_80"><text:s/></text:span><text:span text:style-name="T20_81">shank</text:span><text:span text:style-name="T20_82"><text:s/></text:span><text:span text:style-name="T20_83">brisket</text:span><text:span text:style-name="T20_84">,<text:s/></text:span><text:span text:style-name="T20_85">filet</text:span><text:span text:style-name="T20_86"><text:s/></text:span><text:span text:style-name="T20_87">mignon</text:span><text:span text:style-name="T20_88"><text:s/></text:span><text:span text:style-name="T20_89">chuck</text:span><text:span text:style-name="T20_90"><text:s/></text:span><text:span text:style-name="T20_91">boudin</text:span><text:span text:style-name="T20_92"><text:s/></text:span><text:span text:style-name="T20_93">ball</text:span><text:span text:style-name="T20_94"><text:s/></text:span><text:span text:style-name="T20_95">tip</text:span><text:span text:style-name="T20_96"><text:s/></text:span><text:span text:style-name="T20_97">shoulder</text:span><text:span text:style-name="T20_98">.<text:s/></text:span><text:span text:style-name="T20_99">Meatloaf</text:span><text:span text:style-name="T20_100"><text:s/></text:span><text:span text:style-name="T20_101">pork</text:span><text:span text:style-name="T20_102"><text:s/></text:span><text:span text:style-name="T20_103">loin</text:span><text:span text:style-name="T20_104"><text:s/></text:span><text:span text:style-name="T20_105">kielbasa</text:span><text:span text:style-name="T20_106"><text:s/></text:span><text:span text:style-name="T20_107">pork</text:span><text:span text:style-name="T20_108"><text:s/></text:span><text:span text:style-name="T20_109">belly</text:span><text:span text:style-name="T20_110"><text:s/></text:span><text:span text:style-name="T20_111">turkey</text:span><text:span text:style-name="T20_112"><text:s/></text:span><text:span text:style-name="T20_113">jerky</text:span><text:span text:style-name="T20_114"><text:s/></text:span><text:span text:style-name="T20_115">ground</text:span><text:span text:style-name="T20_116"><text:s/></text:span><text:span text:style-name="T20_117">round</text:span><text:span text:style-name="T20_118"><text:s/></text:span><text:span text:style-name="T20_119">sausage</text:span><text:span text:style-name="T20_120"><text:s/></text:span><text:span text:style-name="T20_121">brisket</text:span><text:span text:style-name="T20_122"><text:s/></text:span><text:span text:style-name="T20_123">hamburger</text:span><text:span text:style-name="T20_124"><text:s/></text:span><text:span text:style-name="T20_125">pork</text:span><text:span text:style-name="T20_126"><text:s/></text:span><text:span text:style-name="T20_127">corned</text:span><text:span text:style-name="T20_128"><text:s/></text:span><text:span text:style-name="T20_129">beef</text:span><text:span text:style-name="T20_130"><text:s/></text:span><text:span text:style-name="T20_131">strip</text:span><text:span text:style-name="T20_132"><text:s/></text:span><text:span text:style-name="T20_133">steak</text:span><text:span text:style-name="T20_134"><text:s/></text:span><text:span text:style-name="T20_135">bacon</text:span><text:span text:style-name="T20_136">.</text:span></text:p>
      <text:p text:style-name="P21"/>
      <text:p text:style-name="P22"><text:span text:style-name="T22_1">Ham</text:span><text:span text:style-name="T22_2"><text:s/></text:span><text:span text:style-name="T22_3">hock</text:span><text:span text:style-name="T22_4"><text:s/></text:span><text:span text:style-name="T22_5">tongue</text:span><text:span text:style-name="T22_6"><text:s/></text:span><text:span text:style-name="T22_7">cow</text:span><text:span text:style-name="T22_8"><text:s/></text:span><text:span text:style-name="T22_9">strip</text:span><text:span text:style-name="T22_10"><text:s/></text:span><text:span text:style-name="T22_11">steak</text:span><text:span text:style-name="T22_12"><text:s/></text:span><text:span text:style-name="T22_13">pastrami</text:span><text:span text:style-name="T22_14">.<text:s/></text:span><text:span text:style-name="T22_15">Ham</text:span><text:span text:style-name="T22_16"><text:s/></text:span><text:span text:style-name="T22_17">hock</text:span><text:span text:style-name="T22_18"><text:s/></text:span><text:span text:style-name="T22_19">pastrami</text:span><text:span text:style-name="T22_20"><text:s/></text:span><text:span text:style-name="T22_21">jowl</text:span><text:span text:style-name="T22_22">,<text:s/></text:span><text:span text:style-name="T22_23">cow</text:span><text:span text:style-name="T22_24"><text:s/></text:span><text:span text:style-name="T22_25">tongue</text:span><text:span text:style-name="T22_26"><text:s/></text:span><text:span text:style-name="T22_27">sausage</text:span><text:span text:style-name="T22_28"><text:s/></text:span><text:span text:style-name="T22_29">short</text:span><text:span text:style-name="T22_30"><text:s/></text:span><text:span text:style-name="T22_31">ribs</text:span><text:span text:style-name="T22_32"><text:s/></text:span><text:span text:style-name="T22_33">ground</text:span><text:span text:style-name="T22_34"><text:s/></text:span><text:span text:style-name="T22_35">round</text:span><text:span text:style-name="T22_36"><text:s/></text:span><text:span text:style-name="T22_37">swine</text:span><text:span text:style-name="T22_38">.<text:s/></text:span><text:span text:style-name="T22_39">Corned</text:span><text:span text:style-name="T22_40"><text:s/></text:span><text:span text:style-name="T22_41">beef</text:span><text:span text:style-name="T22_42"><text:s/></text:span><text:span text:style-name="T22_43">spare</text:span><text:span text:style-name="T22_44"><text:s/></text:span><text:span text:style-name="T22_45">ribs</text:span><text:span text:style-name="T22_46"><text:s/></text:span><text:span text:style-name="T22_47">ham</text:span><text:span text:style-name="T22_48"><text:s/></text:span><text:span text:style-name="T22_49">hock</text:span><text:span text:style-name="T22_50"><text:s/></text:span><text:span text:style-name="T22_51">ground</text:span><text:span text:style-name="T22_52"><text:s/></text:span><text:span text:style-name="T22_53">round</text:span><text:span text:style-name="T22_54"><text:s/></text:span><text:span text:style-name="T22_55">shoulder</text:span><text:span text:style-name="T22_56">.<text:s/></text:span><text:span text:style-name="T22_57">Ham</text:span><text:span text:style-name="T22_58"><text:s/></text:span><text:span text:style-name="T22_59">fatback</text:span><text:span text:style-name="T22_60"><text:s/></text:span><text:span text:style-name="T22_61">bresaola</text:span><text:span text:style-name="T22_62">,<text:s/></text:span><text:span text:style-name="T22_63">t</text:span><text:span text:style-name="T22_64">-</text:span><text:span text:style-name="T22_65">bone</text:span><text:span text:style-name="T22_66"><text:s/></text:span><text:span text:style-name="T22_67">frankfurter</text:span><text:span text:style-name="T22_68"><text:s/></text:span><text:span text:style-name="T22_69">pork</text:span><text:span text:style-name="T22_70"><text:s/></text:span><text:span text:style-name="T22_71">belly</text:span><text:span text:style-name="T22_72"><text:s/></text:span><text:span text:style-name="T22_73">tenderloin</text:span><text:span text:style-name="T22_74"><text:s/></text:span><text:span text:style-name="T22_75">short</text:span><text:span text:style-name="T22_76"><text:s/></text:span><text:span text:style-name="T22_77">loin</text:span><text:span text:style-name="T22_78"><text:s/></text:span><text:span text:style-name="T22_79">jerky</text:span><text:span text:style-name="T22_80"><text:s/></text:span><text:span text:style-name="T22_81">pork</text:span><text:span text:style-name="T22_82"><text:s/></text:span><text:span text:style-name="T22_83">chop</text:span><text:span text:style-name="T22_84"><text:s/></text:span><text:span text:style-name="T22_85">andouille</text:span><text:span text:style-name="T22_86"><text:s/></text:span><text:span text:style-name="T22_87">tongue</text:span><text:span text:style-name="T22_88"><text:s/></text:span><text:span text:style-name="T22_89">ground</text:span><text:span text:style-name="T22_90"><text:s/></text:span><text:span text:style-name="T22_91">round</text:span><text:span text:style-name="T22_92"><text:s/></text:span><text:span text:style-name="T22_93">prosciutto</text:span><text:span text:style-name="T22_94"><text:s/></text:span><text:span text:style-name="T22_95">turducken</text:span><text:span text:style-name="T22_96">.</text:span></text:p>
      <text:p text:style-name="P23"/>
      <text:p text:style-name="P24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5"><text:span text:style-name="T25_1">cow</text:span></text:p>
          </table:table-cell>
          <table:table-cell table:style-name="Cell2">
            <text:p text:style-name="P26"><text:span text:style-name="T26_1">chicken</text:span></text:p>
          </table:table-cell>
          <table:table-cell table:style-name="Cell3">
            <text:p text:style-name="P27"><text:span text:style-name="T27_1">beef</text:span></text:p>
          </table:table-cell>
        </table:table-row>
        <table:table-row table:style-name="Row2">
          <table:table-cell table:style-name="Cell4">
            <text:p text:style-name="P28"><text:span text:style-name="T28_1">brisket</text:span></text:p>
          </table:table-cell>
          <table:table-cell table:style-name="Cell5">
            <text:p text:style-name="P29"><text:span text:style-name="T29_1">Ham</text:span></text:p>
          </table:table-cell>
          <table:table-cell table:style-name="Cell6">
            <text:p text:style-name="P30"><text:span text:style-name="T30_1">t</text:span><text:span text:style-name="T30_2">-</text:span><text:span text:style-name="T30_3">bone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